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655cm" fo:min-width="12.93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621cm" fo:min-width="12.903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6" style:family="graphic" style:parent-style-name="standard">
      <style:graphic-properties draw:stroke="dash" draw:stroke-dash="Long_20_Dash_20__28_Rounded_29_" svg:stroke-width="0.035cm" svg:stroke-color="#000000" draw:marker-start-width="0.252cm" draw:marker-end-width="0.252cm" svg:stroke-opacity="70%" svg:stroke-linecap="round" draw:fill="none" draw:textarea-horizontal-align="justify" draw:textarea-vertical-align="middle" draw:auto-grow-height="false" fo:min-height="1.621cm" fo:min-width="12.903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color="#000000" draw:marker-end="Arrowheads_20_2" draw:marker-end-width="0.3cm" svg:stroke-linecap="butt" draw:fill="none" draw:textarea-vertical-align="middle"/>
    </style:style>
    <style:style style:name="gr8" style:family="graphic" style:parent-style-name="standard">
      <style:graphic-properties draw:stroke="dash" draw:stroke-dash="Long_20_Dash" svg:stroke-color="#000000" svg:stroke-linecap="butt" draw:fill="none" draw:textarea-horizontal-align="justify" draw:textarea-vertical-align="middle" draw:auto-grow-height="false" fo:min-height="0.648cm" fo:min-width="3.092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0a933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>
      <loext:graphic-properties draw:fill="none"/>
      <style:paragraph-properties fo:text-align="start"/>
    </style:style>
    <style:style style:name="P5" style:family="paragraph">
      <style:text-properties fo:color="#ff8000" loext:opacity="100%" fo:font-size="8pt" fo:background-color="transparent" style:font-size-asian="8pt" style:font-size-complex="8pt"/>
    </style:style>
    <style:style style:name="P6" style:family="paragraph">
      <loext:graphic-properties draw:fill="none" draw:fill-color="#ffffff"/>
      <style:text-properties fo:color="#ff8000" loext:opacity="100%" fo:font-size="8pt" fo:font-style="italic" fo:font-weight="bold" fo:background-color="transparent" style:font-size-asian="8pt" style:font-style-asian="italic" style:font-weight-asian="bold" style:font-size-complex="8pt" style:font-style-complex="italic" style:font-weight-complex="bold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ffff"/>
    </style:style>
    <style:style style:name="T1" style:family="text">
      <style:text-properties fo:color="#00a933" loext:opacity="100%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" style:family="text">
      <style:text-properties fo:color="#00a933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color="#ff8000" loext:opacity="100%" fo:font-size="8pt" fo:font-style="italic" fo:font-weight="bold" fo:background-color="transparent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color="#ff8000" loext:opacity="100%" fo:font-size="8pt" fo:font-weight="bold" fo:background-color="transparent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13.437cm" svg:height="1.905cm" svg:x="4.964cm" svg:y="3.175cm">
          <text:p text:style-name="P1">Step <text:s/>1 : prepare input files for all simulations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3.437cm" svg:height="1.905cm" svg:x="4.964cm" svg:y="5.715cm">
          <text:p text:style-name="P1">Step <text:s/>2 : run adsorption simulations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716cm" svg:height="0.963cm" svg:x="18.401cm" svg:y="6.34cm">
          <draw:text-box>
            <text:p><text:span text:style-name="T1">dep. → RASPA</text:span></text:p>
            <text:p><text:span text:style-name="T2">1 cpu = 1 sim</text:span></text:p>
          </draw:text-box>
        </draw:frame>
        <draw:connector draw:style-name="gr4" draw:text-style-name="P2" draw:layer="layout" draw:type="line" svg:x1="11.682cm" svg:y1="5.08cm" svg:x2="11.682cm" svg:y2="5.715cm" draw:start-shape="id1" draw:start-glue-point="2" draw:end-shape="id2" draw:end-glue-point="0" svg:d="M11682 5080v635" svg:viewBox="0 0 1 636">
          <text:p/>
        </draw:connector>
        <draw:custom-shape draw:style-name="gr2" draw:text-style-name="P4" xml:id="id3" draw:id="id3" draw:layer="layout" svg:width="13.437cm" svg:height="1.905cm" svg:x="4.964cm" svg:y="8.255cm">
          <text:p text:style-name="P1">Step <text:s/>3 : generate isotherm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1.682cm" svg:y1="7.62cm" svg:x2="11.682cm" svg:y2="8.255cm" draw:start-shape="id2" draw:start-glue-point="2" draw:end-shape="id3" draw:end-glue-point="0" svg:d="M11682 7620v635" svg:viewBox="0 0 1 636">
          <text:p/>
        </draw:connector>
        <draw:frame draw:style-name="gr5" draw:text-style-name="P6" draw:layer="layout" svg:width="5.14cm" svg:height="0.635cm" svg:x="11.682cm" svg:y="7.62cm">
          <draw:text-box>
            <text:p text:style-name="P5"><text:span text:style-name="T3">f</text:span><text:span text:style-name="T3">o</text:span><text:span text:style-name="T3">l</text:span><text:span text:style-name="T3">d</text:span><text:span text:style-name="T3">e</text:span><text:span text:style-name="T3">r </text:span><text:span text:style-name="T3">: </text:span><text:span text:style-name="T3">~</text:span><text:span text:style-name="T3">/</text:span><text:span text:style-name="T3">d</text:span><text:span text:style-name="T3">a</text:span><text:span text:style-name="T3">t</text:span><text:span text:style-name="T3">a</text:span><text:span text:style-name="T3">/</text:span><text:span text:style-name="T4">s</text:span><text:span text:style-name="T4">i</text:span><text:span text:style-name="T4">m</text:span><text:span text:style-name="T4">u</text:span><text:span text:style-name="T4">l</text:span><text:span text:style-name="T4">a</text:span><text:span text:style-name="T4">ti</text:span><text:span text:style-name="T4">o</text:span><text:span text:style-name="T4">n</text:span><text:span text:style-name="T4">s</text:span></text:p>
          </draw:text-box>
        </draw:frame>
        <draw:frame draw:style-name="gr5" draw:text-style-name="P6" draw:layer="layout" svg:width="5.14cm" svg:height="0.635cm" svg:x="11.889cm" svg:y="10.16cm">
          <draw:text-box>
            <text:p text:style-name="P5"><text:span text:style-name="T3">folder : ~/data/isotherms</text:span></text:p>
          </draw:text-box>
        </draw:frame>
        <draw:custom-shape draw:style-name="gr6" draw:text-style-name="P4" xml:id="id4" draw:id="id4" draw:layer="layout" svg:width="13.437cm" svg:height="1.905cm" svg:x="4.964cm" svg:y="10.795cm">
          <text:p text:style-name="P1">Step <text:s/>4 : compute accessible surface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4.964cm" svg:y1="4.127cm" svg:x2="4.964cm" svg:y2="11.747cm" draw:start-shape="id1" draw:start-glue-point="3" draw:end-shape="id4" draw:end-glue-point="3" svg:d="M4964 4127h-519v7620h519" svg:viewBox="0 0 520 7621">
          <text:p/>
        </draw:connector>
        <draw:frame draw:style-name="gr3" draw:text-style-name="P3" draw:layer="layout" svg:width="2.365cm" svg:height="0.569cm" svg:x="18.558cm" svg:y="11.496cm">
          <draw:text-box>
            <text:p><text:span text:style-name="T1">dep. → Zeo++</text:span></text:p>
          </draw:text-box>
        </draw:frame>
        <draw:custom-shape draw:style-name="gr8" draw:text-style-name="P8" xml:id="id5" draw:id="id5" draw:layer="layout" svg:width="5.08cm" svg:height="1.27cm" svg:x="19.392cm" svg:y="8.568cm">
          <text:p text:style-name="P7"><text:span text:style-name="T5">plot isother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8.401cm" svg:y1="9.207cm" svg:x2="19.392cm" svg:y2="9.203cm" draw:start-shape="id3" draw:start-glue-point="1" draw:end-shape="id5" draw:end-glue-point="6" svg:d="M18401 9207l991-4" svg:viewBox="0 0 992 5">
          <text:p/>
        </draw:connector>
        <draw:frame draw:style-name="gr5" draw:text-style-name="P6" draw:layer="layout" svg:width="5.14cm" svg:height="0.635cm" svg:x="18.299cm" svg:y="9.725cm">
          <draw:text-box>
            <text:p text:style-name="P5"><text:span text:style-name="T3"><text:s/></text:span><text:span text:style-name="T3">~/data/isotherms/index.csv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826 1131 754" svg:d="M566 826l-566 754 114-85 136-68 148-46 161-17 161 13 153 46 140 68 118 89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8T11:26:46.128575110</meta:creation-date>
    <dc:date>2023-09-18T11:42:46.222304563</dc:date>
    <meta:editing-duration>PT5M50S</meta:editing-duration>
    <meta:editing-cycles>1</meta:editing-cycles>
    <meta:document-statistic meta:object-count="37"/>
    <meta:generator>LibreOffice/7.3.7.2$Linux_X86_64 LibreOffice_project/30$Build-2</meta:generator>
  </office:meta>
</office:document-meta>
</file>